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500000261AB544637.png" manifest:media-type="image/png"/>
  <manifest:file-entry manifest:full-path="Pictures/100002010000033A0000025D87F97919.png" manifest:media-type="image/png"/>
  <manifest:file-entry manifest:full-path="Pictures/1000000000000280000001E08EA6E01E.png" manifest:media-type="image/png"/>
  <manifest:file-entry manifest:full-path="Pictures/100002010000033A0000025D01001B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0.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9999" draw:textarea-horizontal-align="justify" draw:textarea-vertical-align="middle" draw:auto-grow-height="false" fo:min-height="1.288cm" fo:min-width="0.257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826cm" fo:min-width="4.176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1.15cm" fo:min-width="2.5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43cm" svg:height="17.897cm" svg:x="1.77cm" svg:y="2cm">
          <draw:image xlink:href="Pictures/100002010000033A0000025D01001B5D.png" xlink:type="simple" xlink:show="embed" xlink:actuate="onLoad">
            <text:p/>
          </draw:image>
        </draw:frame>
        <draw:custom-shape draw:style-name="gr2" draw:text-style-name="P1" draw:layer="layout" svg:width="0.9cm" svg:height="0.9cm" svg:x="21.1cm" svg:y="2.5cm">
          <text:p text:style-name="P1">II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3" draw:text-style-name="P1" draw:layer="layout" svg:width="23.3cm" svg:height="17.289cm" svg:x="1.9cm" svg:y="1.9cm">
          <draw:image xlink:href="Pictures/1000000000000280000001E08EA6E01E.png" xlink:type="simple" xlink:show="embed" xlink:actuate="onLoad">
            <text:p/>
          </draw:image>
        </draw:frame>
        <draw:custom-shape draw:style-name="gr4" draw:text-style-name="P1" draw:layer="layout" svg:width="1.713cm" svg:height="1.871cm" draw:transform="rotate (-0.781732971968261) translate (9.618cm 4.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713cm" svg:height="1.871cm" draw:transform="rotate (0.601789526087644) translate (16.529cm 15.3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4.9cm" svg:height="2.3cm" svg:x="10.8cm" svg:y="4.6cm">
          <text:p text:style-name="P1">Bomba</text:p>
          <text:p text:style-name="P1">Mecáni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9cm" svg:height="2.3cm" svg:x="11.7cm" svg:y="14cm">
          <text:p text:style-name="P1">Bomba</text:p>
          <text:p text:style-name="P1">Difuso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01cm" svg:height="1.4cm" svg:x="13.599cm" svg:y="10.4cm">
          <text:p text:style-name="P1"><text:span text:style-name="T1">Transición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24.43cm" svg:height="17.897cm" svg:x="1.77cm" svg:y="2cm">
          <draw:image xlink:href="Pictures/100002010000033A0000025D87F97919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3.3cm" svg:height="17.289cm" svg:x="1.9cm" svg:y="1.9cm">
          <draw:image xlink:href="Pictures/100002010000033500000261AB54463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7T01:33:52.227018000</dc:date>
    <meta:editing-duration>PT1H22M57S</meta:editing-duration>
    <meta:editing-cycles>2</meta:editing-cycles>
    <meta:generator>LibreOffice/4.3.5.2$MacOSX_X86_64 LibreOffice_project/3a87456aaa6a95c63eea1c1b3201acedf0751bd5</meta:generator>
    <meta:document-statistic meta:object-count="10"/>
  </office:meta>
</office:document-meta>
</file>